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12.42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ro5" style:family="table-row">
      <style:table-row-properties style:row-height="13.48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11.62mm" fo:break-before="auto" style:use-optimal-row-height="false"/>
    </style:style>
    <style:style style:name="ro8" style:family="table-row">
      <style:table-row-properties style:row-height="1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betan Machine Uni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font-name="Tibetan Machine Uni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ericanSteelProblem.lp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  <text:p/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  <text:p/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  <text:p/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</table:table-row>
        <table:table-row table:style-name="ro3">
          <table:table-cell office:value-type="string" calcext:value-type="string">
            <text:p>BeerDistributionProble.lp</text:p>
          </table:table-cell>
          <table:table-cell office:value-type="string" calcext:value-type="string">
            <text:p>Number of pivot steps:  2</text:p>
            <text:p>-86000000</text:p>
            <text:p>(700, 200, 900, 0, 0, 0, 300, 200, 1800, 0)</text:p>
          </table:table-cell>
          <table:table-cell office:value-type="string" calcext:value-type="string">
            <text:p>Number of pivot steps:  3</text:p>
            <text:p>-86000000</text:p>
            <text:p>(700, 200, 900, 0, 0, 0, 300, 200, 1800, 0)</text:p>
            <text:p/>
          </table:table-cell>
          <table:table-cell office:value-type="string" calcext:value-type="string">
            <text:p>Number of pivot steps:  3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3</text:p>
            <text:p>-86000000</text:p>
            <text:p>(0, 700, 200, 900, 0, 0, 0, 300, 200, 1800, 0)</text:p>
            <text:p/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  <text:p/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  <text:p/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  <text:p/>
          </table:table-cell>
        </table:table-row>
        <table:table-row table:style-name="ro4">
          <table:table-cell office:value-type="string" calcext:value-type="string">
            <text:p>ComputerPlantProblem.lp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  <text:p/>
          </table:table-cell>
          <table:table-cell office:value-type="string" calcext:value-type="string">
            <text:p>Number of pivot steps:  9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5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  <text:p/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6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  <text:p/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  <text:p/>
          </table:table-cell>
        </table:table-row>
        <table:table-row table:style-name="ro5">
          <table:table-cell office:value-type="string" calcext:value-type="string">
            <text:p>Furniture.lp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  <text:p/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  <text:p/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  <text:p/>
          </table:table-cell>
          <table:table-cell office:value-type="string" calcext:value-type="string">
            <text:p>Number of pivot steps:  2</text:p>
            <text:p>32000000.0</text:p>
            <text:p>(8.0, 16.0)</text:p>
            <text:p/>
          </table:table-cell>
        </table:table-row>
        <table:table-row table:style-name="ro4">
          <table:table-cell office:value-type="string" calcext:value-type="string">
            <text:p>Gams10a.lp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ongeRollProblem.lp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WhiskasModel.lp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</table:table-row>
        <table:table-row table:style-name="ro7">
          <table:table-cell office:value-type="string" calcext:value-type="string">
            <text:p>WhiskasModel2.lp</text:p>
          </table:table-cell>
          <table:table-cell office:value-type="string" calcext:value-type="string">
            <text:p>Number of pivot steps:  2</text:p>
            <text:p>-4800.0</text:p>
            <text:p>(0.0, 0.0, 0.0, 0.0, 60.0, 0.0)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7</text:p>
            <text:p>-4800.0</text:p>
            <text:p>(0.0, 0.0, 0.0, 0.0, 60.0, 0.0)</text:p>
          </table:table-cell>
          <table:table-cell office:value-type="string" calcext:value-type="string">
            <text:p>Number of pivot steps:  9</text:p>
            <text:p>-4800.0</text:p>
            <text:p>(0.0, 0.0, 0.0, 0.0, 60.0, 0.0)</text:p>
          </table:table-cell>
          <table:table-cell office:value-type="string" calcext:value-type="string">
            <text:p>Number of pivot steps:  5</text:p>
            <text:p>-4800.0</text:p>
            <text:p>(0.0, 0.0, 0.0, 0.0, 60.0, 0.0</text:p>
          </table:table-cell>
          <table:table-cell office:value-type="string" calcext:value-type="string">
            <text:p>Number of pivot steps:  4</text:p>
            <text:p>-4800.0</text:p>
            <text:p>(0.0, 0.0, 0.0, 0.0, 60.0, 0.0)</text:p>
          </table:table-cell>
          <table:table-cell office:value-type="string" calcext:value-type="string">
            <text:p>Number of pivot steps:  14</text:p>
            <text:p>-4800.0</text:p>
            <text:p>(0.0, 0.0, 0.0, 0.0, 60.0, 0.0)</text:p>
          </table:table-cell>
          <table:table-cell office:value-type="string" calcext:value-type="string">
            <text:p>Number of pivot steps:  5</text:p>
            <text:p>-4800.0</text:p>
            <text:p>(0.0, 0.0, 0.0, 0.0, 60.0, 0.0</text:p>
          </table:table-cell>
          <table:table-cell office:value-type="string" calcext:value-type="string">
            <text:p>Number of pivot steps:  5</text:p>
            <text:p>-4800.0</text:p>
            <text:p>(0.0, 0.0, 0.0, 0.0, 60.0, 0.0)</text:p>
          </table:table-cell>
        </table:table-row>
        <table:table-row table:style-name="ro8">
          <table:table-cell table:style-name="ce2" office:value-type="string" calcext:value-type="string">
            <text:p>debug.lp</text:p>
          </table:table-cell>
          <table:table-cell table:style-name="ce3" office:value-type="string" calcext:value-type="string">
            <text:p>Number of pivot steps:  1</text:p>
            <text:p>-500000.0</text:p>
            <text:p>(0.0,0.0,0.0,5.0,5.0,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  <text:p/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  <text:p/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  <text:p/>
          </table:table-cell>
        </table:table-row>
        <table:table-row table:style-name="ro1">
          <table:table-cell table:style-name="ce2"/>
          <table:table-cell table:style-name="ce3"/>
          <table:table-cell table:number-columns-repeated="10"/>
        </table:table-row>
        <table:table-row table:style-name="ro1" table:number-rows-repeated="2"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52:01.576342388</meta:creation-date>
    <dc:date>2017-06-10T13:14:05.316905223</dc:date>
    <meta:editing-duration>PT2M45S</meta:editing-duration>
    <meta:editing-cycles>1</meta:editing-cycles>
    <meta:document-statistic meta:table-count="1" meta:cell-count="97" meta:object-count="0"/>
    <meta:generator>LibreOffice/5.1.6.2$Linux_x86 LibreOffice_project/10m0$Build-2</meta:generator>
  </office:meta>
</office:document-meta>
</file>